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29.9mm"/>
    </style:style>
    <style:style style:name="Table39.C" style:family="table-column">
      <style:table-column-properties style:column-width="25.19mm"/>
    </style:style>
    <style:style style:name="Table39.D" style:family="table-column">
      <style:table-column-properties style:column-width="70.49mm"/>
    </style:style>
    <style:style style:name="Table39.E" style:family="table-column">
      <style:table-column-properties style:column-width="22.6mm"/>
    </style:style>
    <style:style style:name="Table39.A1" style:family="table-cell">
      <style:table-cell-properties fo:padding="0.97mm" fo:border="none"/>
    </style:style>
    <style:style style:name="Table39.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Standard">
      <style:paragraph-properties fo:break-before="auto" fo:break-after="auto"/>
      <style:text-properties fo:language="en" fo:country="US"/>
    </style:style>
    <style:style style:name="P8" style:family="paragraph" style:parent-style-name="Heading_20_1" style:master-page-name="First_20_Page">
      <style:paragraph-properties style:page-number="auto"/>
    </style:style>
    <style:style style:name="P9" style:family="paragraph" style:parent-style-name="cmd_5f_code">
      <style:text-properties officeooo:rsid="0029d2bc" officeooo:paragraph-rsid="0029d2bc"/>
    </style:style>
    <style:style style:name="P10" style:family="paragraph" style:parent-style-name="Default_5f_ntt">
      <style:text-properties fo:language="en" fo:country="US"/>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Courier New" fo:font-size="10.5pt"/>
    </style:style>
  </office:automatic-styles>
  <office:body>
    <office:text>
      <text:tracked-changes>
        <text:changed-region xml:id="ct90755904" text:id="ct90755904">
          <text:insertion>
            <office:change-info>
              <dc:creator>Denis Kotlar</dc:creator>
              <dc:date>2016-05-20T12:13:00</dc:date>
            </office:change-info>
          </text:insertion>
        </text:changed-region>
        <text:changed-region xml:id="ct71714608" text:id="ct71714608">
          <text:insertion>
            <office:change-info>
              <dc:creator>Denis Kotlar</dc:creator>
              <dc:date>2016-05-20T12: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834692868015751251" text:style-name="Outline">
        <text:list-item>
          <text:h text:style-name="P8" text:outline-level="1">Device-specific (unclassified) commands</text:h>
        </text:list-item>
      </text:list>
      <text:p text:style-name="P1">The commands in this section are device-specific to the PSU. They are not included in the 1999.0 version of the SCPI standard. However, these commands are designed with the SCPI standard in mind, and they follow all of the command syntax rules defined by the standard.</text:p>
      <text:list xml:id="list121355765829517" text:continue-numbering="true" text:style-name="Outline">
        <text:list-item>
          <text:list>
            <text:list-item>
              <text:h text:style-name="Heading_20_2" text:outline-level="2"><text:bookmark text:name="apply"/><text:bookmark-start text:name="__RefNumPara__11998_1238896024"/>APPLy<text:bookmark-end text:name="__RefNumPara__11998_1238896024"/></text:h>
            </text:list-item>
          </text:list>
        </text:list-item>
      </text:list>
      <text:p text:style-name="Text_20_body">The APPLy command provides the most straightforward method to program the PSU over the remote interface.</text:p>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1">Syntax</text:p>
          </table:table-cell>
          <table:table-cell table:style-name="Table39.A1" table:number-columns-spanned="4" office:value-type="string">
            <text:p text:style-name="cmd_5f_root">APPLy {&lt;channel&gt;}</text:p>
            <text:p text:style-name="cmd_5f_root">[,&lt;voltage&gt;|MINimum|MAXimum|DEF[,&lt;current&gt;|MINimum|MAXimum|DEFault]]</text:p>
            <text:p text:style-name="cmd_5f_root">APPLy? {&lt;channel&gt;}[, &lt;param&gt;]</text:p>
          </table:table-cell>
          <table:covered-table-cell/>
          <table:covered-table-cell/>
          <table:covered-table-cell/>
        </table:table-row>
        <table:table-row>
          <table:table-cell table:style-name="Table39.A1" office:value-type="string">
            <text:p text:style-name="P1">Description</text:p>
          </table:table-cell>
          <table:table-cell table:style-name="Table39.A1" table:number-columns-spanned="4" office:value-type="string">
            <text:p text:style-name="Standard">This command is a combination of <text:a xlink:type="simple" xlink:href="http://www.envox.hr/eez/bench-power-supply/psu-scpi-reference-manual/psu-scpi-subsystem-command-reference/psu-scpi-instrument.html#inst_sel" text:style-name="Internet_20_link" text:visited-style-name="Visited_20_Internet_20_Link">INSTrument:SELect</text:a> (or <text:a xlink:type="simple" xlink:href="http://www.envox.hr/eez/bench-power-supply/psu-scpi-reference-manual/psu-scpi-subsystem-command-reference/psu-scpi-instrument.html#inst_nsel" text:style-name="Internet_20_link" text:visited-style-name="Visited_20_Internet_20_Link">INSTrument:NSELect</text:a>), <text:a xlink:type="simple" xlink:href="http://www.envox.hr/eez/bench-power-supply/psu-scpi-reference-manual/psu-scpi-subsystem-command-reference/psu-scpi-source.html#sour_volt" text:style-name="Internet_20_link" text:visited-style-name="Visited_20_Internet_20_Link">[SOURce[&lt;n&gt;]]:VOLTage</text:a> and <text:a xlink:type="simple" xlink:href="http://www.envox.hr/eez/bench-power-supply/psu-scpi-reference-manual/psu-scpi-subsystem-command-reference/psu-scpi-source.html#sour_curr" text:style-name="Internet_20_link" text:visited-style-name="Visited_20_Internet_20_Link">[SOURce[&lt;n&gt;]]:CURRent</text:a> commands. </text:p>
            <text:p text:style-name="P1">The APPLy changes the PSU’s output to the newly programmed values only if the programmed values are valid within the presently selected range. An execution error will occur if the programmed values are not valid within the selected range. You can substitute MINimum, MAXimum, or DEFault in place of a specific value for the voltage and current parameters (see table below).</text:p>
          </table:table-cell>
          <table:covered-table-cell/>
          <table:covered-table-cell/>
          <table:covered-table-cell/>
        </table:table-row>
        <table:table-row>
          <table:table-cell table:style-name="Table39.A1" table:number-rows-spanned="5" office:value-type="string">
            <text:p text:style-name="P1">Parameters</text:p>
          </table:table-cell>
          <table:table-cell table:style-name="Table39.B3" office:value-type="string">
            <text:p text:style-name="P2">Name</text:p>
          </table:table-cell>
          <table:table-cell table:style-name="Table39.B3" office:value-type="string">
            <text:p text:style-name="P2">Type</text:p>
          </table:table-cell>
          <table:table-cell table:style-name="Table39.B3" office:value-type="string">
            <text:p text:style-name="P2">Range</text:p>
          </table:table-cell>
          <table:table-cell table:style-name="Table39.B3" office:value-type="string">
            <text:p text:style-name="P2">Default</text:p>
          </table:table-cell>
        </table:table-row>
        <table:table-row>
          <table:covered-table-cell/>
          <table:table-cell table:style-name="Table39.A1" office:value-type="string">
            <text:p text:style-name="P1">{&lt;channel&gt;}</text:p>
          </table:table-cell>
          <table:table-cell table:style-name="Table39.A1" office:value-type="string">
            <text:p text:style-name="P2">Discrete</text:p>
          </table:table-cell>
          <table:table-cell table:style-name="Table39.A1" office:value-type="string">
            <text:p text:style-name="P2">CH1|CH2</text:p>
          </table:table-cell>
          <table:table-cell table:style-name="Table39.A1" office:value-type="string">
            <text:p text:style-name="P2">–</text:p>
          </table:table-cell>
        </table:table-row>
        <table:table-row>
          <table:covered-table-cell/>
          <table:table-cell table:style-name="Table39.A1" office:value-type="string">
            <text:p text:style-name="P1">&lt;voltage&gt;</text:p>
          </table:table-cell>
          <table:table-cell table:style-name="Table39.A1" office:value-type="string">
            <text:p text:style-name="P2">Numeric</text:p>
          </table:table-cell>
          <table:table-cell table:style-name="Table39.A1" office:value-type="string">
            <text:p text:style-name="P4">0 to maximum, MIN|DEF|MAX|UP|DOWN</text:p>
            <text:p text:style-name="P3">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2">–</text:p>
          </table:table-cell>
        </table:table-row>
        <table:table-row>
          <table:covered-table-cell/>
          <table:table-cell table:style-name="Table39.A1" office:value-type="string">
            <text:p text:style-name="P1">&lt;current&gt;</text:p>
          </table:table-cell>
          <table:table-cell table:style-name="Table39.A1" office:value-type="string">
            <text:p text:style-name="P2">Numeric</text:p>
          </table:table-cell>
          <table:table-cell table:style-name="Table39.A1" office:value-type="string">
            <text:p text:style-name="P4">0 to MAXimum, MIN|DEF|MAX|UP|DOWN</text:p>
            <text:p text:style-name="P4"><text:span text:style-name="T1">The maximum value is dependent on the PSU current rating. See </text:span><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2">–</text:p>
          </table:table-cell>
        </table:table-row>
        <table:table-row>
          <table:covered-table-cell/>
          <table:table-cell table:style-name="Table39.A1" office:value-type="string">
            <text:p text:style-name="P1">&lt;param&gt;</text:p>
          </table:table-cell>
          <table:table-cell table:style-name="Table39.A1" office:value-type="string">
            <text:p text:style-name="P2">Discrete</text:p>
          </table:table-cell>
          <table:table-cell table:style-name="Table39.A1" office:value-type="string">
            <text:p text:style-name="P2">CURR|VOLT</text:p>
          </table:table-cell>
          <table:table-cell table:style-name="Table39.A1" office:value-type="string">
            <text:p text:style-name="P2">–</text:p>
          </table:table-cell>
        </table:table-row>
        <table:table-row>
          <table:table-cell table:style-name="Table39.A1" office:value-type="string">
            <text:p text:style-name="P6">Return</text:p>
          </table:table-cell>
          <table:table-cell table:style-name="Table39.A1" table:number-columns-spanned="4" office:value-type="string">
            <text:p text:style-name="P1">APPLy? query the voltage/current of the specified channel.</text:p>
          </table:table-cell>
          <table:covered-table-cell/>
          <table:covered-table-cell/>
          <table:covered-table-cell/>
        </table:table-row>
        <table:table-row>
          <table:table-cell table:style-name="Table39.A1" office:value-type="string">
            <text:p text:style-name="P5"><text:span text:style-name="T2">Usage</text:span><text:span text:style-name="T3"> </text:span><text:span text:style-name="T2">example</text:span></text:p>
          </table:table-cell>
          <table:table-cell table:style-name="Table39.A1" table:number-columns-spanned="4" office:value-type="string">
            <text:p text:style-name="Standard">Set the voltage and current of CH1 to 35.5V and 0.5A respectively:</text:p>
            <text:p text:style-name="cmd_5f_code_5f_single">APPL CH1,35.5,0.5</text:p>
            <text:p text:style-name="Standard">Query the voltage and current settings <text:s/>of the first channel:</text:p>
            <text:p text:style-name="cmd_5f_code_20_Start">APPL? CH1</text:p>
            <text:p text:style-name="cmd_5f_code_5f_single">CH1:50V/3A, 35.500, 0.500</text:p>
            <text:p text:style-name="Standard">Query only current setting of the second channel:</text:p>
            <text:p text:style-name="cmd_5f_code_5f_single">APPL? CH2, CURR</text:p>
            <text:p text:style-name="cmd_5f_code">0.25</text:p>
          </table:table-cell>
          <table:covered-table-cell/>
          <table:covered-table-cell/>
          <table:covered-table-cell/>
        </table:table-row>
        <table:table-row>
          <table:table-cell table:style-name="Table39.A1" office:value-type="string">
            <text:p text:style-name="P5"><text:change-start text:change-id="ct90755904"/>Errors<text:change-end text:change-id="ct90755904"/></text:p>
          </table:table-cell>
          <table:table-cell table:style-name="Table39.A1" table:number-columns-spanned="4" office:value-type="string">
            <text:p text:style-name="P9"><text:change-start text:change-id="ct71714608"/>-221,"Power limit exceeded"</text:p>
            <text:p text:style-name="cmd_5f_code">-222,"Data out of range<text:span text:style-name="T4">"</text:span><text:change-end text:change-id="ct71714608"/></text:p>
          </table:table-cell>
          <table:covered-table-cell/>
          <table:covered-table-cell/>
          <table:covered-table-cell/>
        </table:table-row>
        <table:table-row>
          <table:table-cell table:style-name="Table39.A1" office:value-type="string">
            <text:p text:style-name="P5">Related Commands</text:p>
          </table:table-cell>
          <table:table-cell table:style-name="Table39.A1" table:number-columns-spanned="4" office:value-type="string">
            <text:p text:style-name="Standard">INSTrument:NSELect</text:p>
            <text:p text:style-name="Standard">INSTrument[:SELect]</text:p>
            <text:p text:style-name="Standard">[SOURce[&lt;n&gt;]]:VOLTage[:LEVel][:IMMediate][:AMPLitude]</text:p>
            <text:p text:style-name="Standard">[SOURce[&lt;n&gt;]]:CURRent[:LEVel][:IMMediate][:AMPLitude]</text:p>
          </table:table-cell>
          <table:covered-table-cell/>
          <table:covered-table-cell/>
          <table:covered-table-cell/>
        </table:table-row>
      </table:table>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6">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6. Device-specific (unclassified) commands </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6.Device-specific (unclassified) commands</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6. Device-specific (unclassified) commands </dc:title>
    <meta:document-statistic meta:table-count="1" meta:image-count="0" meta:object-count="0" meta:page-count="1" meta:paragraph-count="58" meta:word-count="275" meta:character-count="2014" meta:non-whitespace-character-count="1792"/>
    <meta:user-defined meta:name="WebPublish_HTML_Profile">HTML</meta:user-defined>
    <meta:user-defined meta:name="WebPublish_Post_AdditionalCategories">9</meta:user-defined>
    <meta:user-defined meta:name="WebPublish_Post_Id">32</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